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af041d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b2cc8f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9e308e" officeooo:paragraph-rsid="009e308e" style:font-name-asian="DejaVu Math TeX Gyre" style:font-size-asian="16pt" style:font-weight-asian="bold" style:font-size-complex="16pt" style:font-weight-complex="bold"/>
    </style:style>
    <style:style style:name="T1" style:family="text">
      <style:text-properties officeooo:rsid="00bb26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苦是生命的味道</text:p>
      <text:p text:style-name="P5"/>
      <text:p text:style-name="P2"/>
      <text:p text:style-name="P1">每個人都不喜歡苦</text:p>
      <text:p text:style-name="P1">但卻忘記了</text:p>
      <text:p text:style-name="P1">它是生命的味道</text:p>
      <text:p text:style-name="P1"/>
      <text:p text:style-name="P1">我們不歌頌苦命</text:p>
      <text:p text:style-name="P1">因爲那是別有用心的雞湯</text:p>
      <text:p text:style-name="P1">但我們不能不知道</text:p>
      <text:p text:style-name="P1">苦是生命的味道</text:p>
      <text:p text:style-name="P1"/>
      <text:p text:style-name="P1">對於苦的認知轉念</text:p>
      <text:p text:style-name="P1">就是認識生命的開始</text:p>
      <text:p text:style-name="P1"/>
      <text:p text:style-name="P1">古語言</text:p>
      <text:p text:style-name="P1">良藥苦口</text:p>
      <text:p text:style-name="P1">而自然界中</text:p>
      <text:p text:style-name="P1">艾草苦瓜等藥食同源的食物</text:p>
      <text:p text:style-name="P1">皆帶着苦味</text:p>
      <text:p text:style-name="P1">尤其是艾草</text:p>
      <text:p text:style-name="P1">似乎帶着天然不朽的傳奇</text:p>
      <text:p text:style-name="P1">自然在用其獨特的語言</text:p>
      <text:p text:style-name="P1">告訴我們</text:p>
      <text:p text:style-name="P1">苦是生命的味道</text:p>
      <text:p text:style-name="P1"/>
      <text:p text:style-name="P1">人不勤學苦志</text:p>
      <text:p text:style-name="P1">又怎能逆水行舟</text:p>
      <text:p text:style-name="P1">風箏不逆風而行</text:p>
      <text:p text:style-name="P1">又豈能遨遊天空</text:p>
      <text:p text:style-name="P3">身體不吃苦鍛鍊</text:p>
      <text:p text:style-name="P1">又怎能維持健康</text:p>
      <text:p text:style-name="P1">所有好的習慣</text:p>
      <text:p text:style-name="P1">都是要吃苦堅持才能養成</text:p>
      <text:p text:style-name="P1">我們的生命</text:p>
      <text:p text:style-name="P1">有無數頑強的奇蹟</text:p>
      <text:p text:style-name="P1">只有吃苦</text:p>
      <text:p text:style-name="P1">才能看見</text:p>
      <text:p text:style-name="P1"/>
      <text:p text:style-name="P4">冷寒的秋天</text:p>
      <text:p text:style-name="P1">是心的暖春</text:p>
      <text:p text:style-name="P1">而身體的嚴冬</text:p>
      <text:p text:style-name="P1">則是生命的盛夏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20T13:38:28.801096822</dc:date>
    <meta:editing-duration>PT4H17M6S</meta:editing-duration>
    <meta:editing-cycles>166</meta:editing-cycles>
    <meta:document-statistic meta:table-count="0" meta:image-count="0" meta:object-count="0" meta:page-count="1" meta:paragraph-count="36" meta:word-count="245" meta:character-count="245" meta:non-whitespace-character-count="245"/>
  </office:meta>
</office:document-meta>
</file>